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1) Character<text:tab/>2</text:p>
        </text:index-body>
      </text:table-of-content>
      <text:p text:style-name="P1"/>
      <text:h text:style-name="P17" text:outline-level="1">1) Character</text:h>
      <text:h text:style-name="Heading_20_2" text:outline-level="2">1.1) Stats</text:h>
      <text:p text:style-name="Text_20_body">Primary : </text:p>
      <text:list xml:id="list6409277980083374991" text:style-name="L2">
        <text:list-item>
          <text:p text:style-name="P2">STR</text:p>
        </text:list-item>
        <text:list-item>
          <text:p text:style-name="P2">DEX</text:p>
        </text:list-item>
        <text:list-item>
          <text:p text:style-name="P2">WIS</text:p>
        </text:list-item>
        <text:list-item>
          <text:p text:style-name="P2">CON</text:p>
        </text:list-item>
        <text:list-item>
          <text:p text:style-name="P2">CHA</text:p>
        </text:list-item>
      </text:list>
      <text:p text:style-name="Text_20_body"/>
      <text:p text:style-name="Text_20_body">Secondary :</text:p>
      <text:list xml:id="list160174756574923580" text:style-name="L3">
        <text:list-item>
          <text:p text:style-name="P3">HP</text:p>
        </text:list-item>
        <text:list-item>
          <text:p text:style-name="P3">MP</text:p>
        </text:list-item>
        <text:list-item>
          <text:p text:style-name="P3">CHC_X</text:p>
        </text:list-item>
        <text:list-item>
          <text:p text:style-name="P3">CHD_X</text:p>
        </text:list-item>
        <text:list-item>
          <text:p text:style-name="P3">MS</text:p>
        </text:list-item>
        <text:list-item>
          <text:p text:style-name="P3">ARM_X</text:p>
        </text:list-item>
        <text:list-item>
          <text:p text:style-name="P3">RES_X (one per element)</text:p>
        </text:list-item>
        <text:list-item>
          <text:p text:style-name="P3">DMG_X (one per element)</text:p>
        </text:list-item>
        <text:list-item>
          <text:p text:style-name="P3">AS</text:p>
        </text:list-item>
        <text:list-item>
          <text:p text:style-name="P3">SKS (skill speed)</text:p>
        </text:list-item>
      </text:list>
      <text:p text:style-name="Text_20_body"/>
      <text:h text:style-name="Heading_20_2" text:outline-level="2">1.2) IA Hero</text:h>
      <text:p text:style-name="Text_20_body">Tank : </text:p>
      <text:list xml:id="list3393527648464128026" text:style-name="L4">
        <text:list-item>
          <text:p text:style-name="P4">Monte l'aggro sur cibles engagé où il est pas premier</text:p>
        </text:list-item>
        <text:list-item>
          <text:p text:style-name="P4">DPS</text:p>
        </text:list-item>
        <text:list-item>
          <text:p text:style-name="P4">Explore</text:p>
        </text:list-item>
      </text:list>
      <text:p text:style-name="Text_20_body"/>
      <text:p text:style-name="Text_20_body">DPS :</text:p>
      <text:list xml:id="list2315992158486129622" text:style-name="L5">
        <text:list-item>
          <text:p text:style-name="P5">First view, first dps</text:p>
        </text:list-item>
        <text:list-item>
          <text:p text:style-name="P5">Change de cible si target LOS / dead / autre</text:p>
        </text:list-item>
        <text:list-item>
          <text:p text:style-name="P5">Explore derrière le tank</text:p>
        </text:list-item>
      </text:list>
      <text:p text:style-name="Text_20_body"/>
      <text:p text:style-name="Text_20_body">Heal :</text:p>
      <text:list xml:id="list4113215528436095286" text:style-name="L6">
        <text:list-item>
          <text:p text:style-name="P6"><text:soft-page-break/>Heal Ally under % life</text:p>
        </text:list-item>
        <text:list-item>
          <text:p text:style-name="P6">Buff Ally</text:p>
        </text:list-item>
        <text:list-item>
          <text:p text:style-name="P6">DPS</text:p>
        </text:list-item>
        <text:list-item>
          <text:p text:style-name="P6">Explore en dernier</text:p>
        </text:list-item>
      </text:list>
      <text:p text:style-name="Text_20_body"/>
      <text:h text:style-name="Heading_20_2" text:outline-level="2">1.3) IA Enemy</text:h>
      <text:p text:style-name="Text_20_body">Popcorn :</text:p>
      <text:list xml:id="list8232406186380317662" text:style-name="L7">
        <text:list-item>
          <text:p text:style-name="P7">Change target on aggro</text:p>
        </text:list-item>
        <text:list-item>
          <text:p text:style-name="P7">Target first view</text:p>
        </text:list-item>
        <text:list-item>
          <text:p text:style-name="P7">Change target si LOS / dead / autre</text:p>
        </text:list-item>
        <text:list-item>
          <text:p text:style-name="P7">Idle</text:p>
        </text:list-item>
      </text:list>
      <text:p text:style-name="Text_20_body"/>
      <text:p text:style-name="Text_20_body">Ass :</text:p>
      <text:list xml:id="list7299084834738118632" text:style-name="L8">
        <text:list-item>
          <text:p text:style-name="P8">Change target on aggro</text:p>
        </text:list-item>
        <text:list-item>
          <text:p text:style-name="P8">Target backline</text:p>
        </text:list-item>
        <text:list-item>
          <text:p text:style-name="P8">Change target si LOS / dead / autre</text:p>
        </text:list-item>
        <text:list-item>
          <text:p text:style-name="P8">Idle</text:p>
        </text:list-item>
      </text:list>
      <text:p text:style-name="Text_20_body"/>
      <text:h text:style-name="Heading_20_2" text:outline-level="2">1.4) Race</text:h>
      <text:h text:style-name="Heading_20_3" text:outline-level="3">1.4.1) Race Ally</text:h>
      <text:p text:style-name="Text_20_body">Humain :</text:p>
      <text:p text:style-name="Text_20_body">Nain :</text:p>
      <text:p text:style-name="Text_20_body">Elfe :</text:p>
      <text:p text:style-name="Text_20_body">Cat :</text:p>
      <text:p text:style-name="Text_20_body"/>
      <text:h text:style-name="Heading_20_2" text:outline-level="2">1.4.2) Race Enemy</text:h>
      <text:p text:style-name="Text_20_body">Goblin</text:p>
      <text:p text:style-name="Text_20_body">Hologoblin</text:p>
      <text:p text:style-name="Text_20_body">Wolf</text:p>
      <text:p text:style-name="Text_20_body">Bear</text:p>
      <text:p text:style-name="Text_20_body">Demon</text:p>
      <text:p text:style-name="Text_20_body">Undead (applique à toutes les races de bases)</text:p>
      <text:p text:style-name="Text_20_body">Corrupt</text:p>
      <text:h text:style-name="Heading_20_2" text:outline-level="2"><text:soft-page-break/>1.4) Archetype Enemy</text:h>
      <text:p text:style-name="Text_20_body">Popcorn : Simple cac qui va droit au but</text:p>
      <text:p text:style-name="Text_20_body">Backliner : Simple dist</text:p>
      <text:p text:style-name="Text_20_body">Assassin : Pop sur la cible / ou charge la cible. Cible de préfère autre que le front</text:p>
      <text:p text:style-name="Text_20_body">Buffer / debuffer : Dist fragile qui enchante les ally / debuff les enemies</text:p>
      <text:p text:style-name="Text_20_body"/>
      <text:h text:style-name="Heading_20_2" text:outline-level="2">1.5) Boucle de combat </text:h>
      <text:list xml:id="list7738925332439015007" text:style-name="L9">
        <text:list-item>
          <text:p text:style-name="P9">Auto attaque si à portée basé sur le cd de l'action + AS</text:p>
        </text:list-item>
        <text:list-item>
          <text:p text:style-name="P9">Use skill basé sur l'ia associé (Target override / CD / Mana …)</text:p>
        </text:list-item>
        <text:list-item>
          <text:p text:style-name="P9">Placement basé sur archetype</text:p>
        </text:list-item>
      </text:list>
      <text:p text:style-name="Text_20_body"/>
      <text:h text:style-name="Heading_20_2" text:outline-level="2">1.6) Traits</text:h>
      <text:p text:style-name="Text_20_body"/>
      <text:p text:style-name="Text_20_body">Leviers : </text:p>
      <text:list xml:id="list1991490921843528759" text:style-name="L10">
        <text:list-item>
          <text:p text:style-name="P10">Stats primary / secondary</text:p>
        </text:list-item>
        <text:list-item>
          <text:p text:style-name="P10">Branche unlock</text:p>
        </text:list-item>
        <text:list-item>
          <text:p text:style-name="P10">Proificience XP + Growth</text:p>
        </text:list-item>
        <text:list-item>
          <text:p text:style-name="P10">Growth stats</text:p>
        </text:list-item>
        <text:list-item>
          <text:p text:style-name="P10">Blessure / death %</text:p>
        </text:list-item>
        <text:list-item>
          <text:p text:style-name="P10">Currencies Loot</text:p>
        </text:list-item>
        <text:list-item>
          <text:p text:style-name="P10">Civ work </text:p>
        </text:list-item>
        <text:list-item>
          <text:p text:style-name="P10">Talent unlock</text:p>
        </text:list-item>
      </text:list>
      <text:p text:style-name="Text_20_body"/>
      <text:p text:style-name="Text_20_body">Traits acquisitions :</text:p>
      <text:list xml:id="list4237075701985546034" text:style-name="L11">
        <text:list-item>
          <text:p text:style-name="P11">Race</text:p>
        </text:list-item>
        <text:list-item>
          <text:p text:style-name="P11">Recrutement</text:p>
        </text:list-item>
        <text:list-item>
          <text:p text:style-name="P11">HF</text:p>
        </text:list-item>
        <text:list-item>
          <text:p text:style-name="P11">Consommations de ressource</text:p>
        </text:list-item>
      </text:list>
      <text:p text:style-name="Text_20_body"/>
      <text:h text:style-name="Heading_20_2" text:outline-level="2"/>
      <text:h text:style-name="P18" text:outline-level="2">1.7) Branches</text:h>
      <text:p text:style-name="Text_20_body"/>
      <text:p text:style-name="Text_20_body">List :</text:p>
      <text:list xml:id="list102444848763821510" text:style-name="L12">
        <text:list-item>
          <text:p text:style-name="P12">Fire</text:p>
        </text:list-item>
        <text:list-item>
          <text:p text:style-name="P12">Water</text:p>
        </text:list-item>
        <text:list-item>
          <text:p text:style-name="P12">Earth</text:p>
        </text:list-item>
        <text:list-item>
          <text:p text:style-name="P12">Metal : Fire + Earth</text:p>
        </text:list-item>
        <text:list-item>
          <text:p text:style-name="P12">Wood</text:p>
        </text:list-item>
        <text:list-item>
          <text:p text:style-name="P12">Light :</text:p>
        </text:list-item>
        <text:list-item>
          <text:p text:style-name="P12">Darkness</text:p>
        </text:list-item>
        <text:list-item>
          <text:p text:style-name="P12">Yin Yang : Light + darkness</text:p>
        </text:list-item>
        <text:list-item>
          <text:p text:style-name="P12">Qigong : Fire + Water + Earth + Metal + Wood</text:p>
        </text:list-item>
        <text:list-item>
          <text:p text:style-name="P12">Life : Water + Wood + Light</text:p>
        </text:list-item>
        <text:list-item>
          <text:p text:style-name="P12">Mist : Fire + Water</text:p>
        </text:list-item>
        <text:list-item>
          <text:p text:style-name="P12">Sky : </text:p>
        </text:list-item>
        <text:list-item>
          <text:p text:style-name="P12">Moon :</text:p>
        </text:list-item>
        <text:list-item>
          <text:p text:style-name="P12">Sun :</text:p>
        </text:list-item>
        <text:list-item>
          <text:p text:style-name="P12">Lightning :</text:p>
        </text:list-item>
      </text:list>
      <text:p text:style-name="Text_20_body"/>
      <text:p text:style-name="Text_20_body">Palier :</text:p>
      <text:list xml:id="list3383940990228852380" text:style-name="L13">
        <text:list-item>
          <text:p text:style-name="P13">0 (Base skill with unlock branch)</text:p>
        </text:list-item>
        <text:list-item>
          <text:p text:style-name="P13">25</text:p>
        </text:list-item>
        <text:list-item>
          <text:p text:style-name="P13">50</text:p>
        </text:list-item>
        <text:list-item>
          <text:p text:style-name="P13">75</text:p>
        </text:list-item>
        <text:list-item>
          <text:p text:style-name="P13">100 (ultimate skills)</text:p>
        </text:list-item>
      </text:list>
      <text:p text:style-name="Text_20_body"/>
      <text:p text:style-name="Text_20_body">Fire :</text:p>
      <text:p text:style-name="Text_20_body"/>
      <text:p text:style-name="Text_20_body">Pallier 1 :</text:p>
      <text:list xml:id="list1953191414127443495" text:style-name="L14">
        <text:list-item>
          <text:p text:style-name="P14">Fireball</text:p>
        </text:list-item>
        <text:list-item>
          <text:p text:style-name="P14">Fire infusion</text:p>
        </text:list-item>
        <text:list-item>
          <text:p text:style-name="P14">Res Fire</text:p>
        </text:list-item>
        <text:list-item>
          <text:p text:style-name="P14">Fire Pen</text:p>
        </text:list-item>
      </text:list>
      <text:p text:style-name="Text_20_body"/>
      <text:p text:style-name="Text_20_body"><text:soft-page-break/>Pallier 2 :</text:p>
      <text:list xml:id="list7424048725299663627" text:style-name="L15">
        <text:list-item>
          <text:p text:style-name="P15">AOE</text:p>
        </text:list-item>
        <text:list-item>
          <text:p text:style-name="P15">SelfBuff</text:p>
        </text:list-item>
        <text:list-item>
          <text:p text:style-name="P15"/>
        </text:list-item>
        <text:list-item>
          <text:p text:style-name="P15"/>
        </text:list-item>
      </text:list>
      <text:p text:style-name="Text_20_body"/>
      <text:p text:style-name="Text_20_body">Pallier 3 :</text:p>
      <text:p text:style-name="Text_20_body"/>
      <text:p text:style-name="Text_20_body">Pallier 4 :</text:p>
      <text:p text:style-name="Text_20_body"/>
      <text:p text:style-name="Text_20_body">Pallier 5 :</text:p>
      <text:list xml:id="list5839091929004584752" text:style-name="L16">
        <text:list-item>
          <text:p text:style-name="P16">Self Buff Tank DPS</text:p>
        </text:list-item>
        <text:list-item>
          <text:p text:style-name="P16">Self Buff DPS Glasscanon</text:p>
        </text:list-item>
        <text:list-item>
          <text:p text:style-name="P16">Utilitaire</text:p>
        </text:list-item>
      </text:list>
      <text:p text:style-name="Text_20_body"/>
      <text:p text:style-name="Text_20_body">Penser la branche dans sa globalité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4T11:54:54.12</meta:creation-date>
    <dc:date>2025-11-04T17:25:25.73</dc:date>
    <meta:editing-duration>PT1H30M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6" meta:paragraph-count="123" meta:word-count="457" meta:character-count="1924"/>
  </office:meta>
</office:document-meta>
</file>